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ILARIO MONTES, ANDREA ANGEL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5599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6451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ILARIO MONTES, ANDREA ANGEL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5599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645 1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9194777</text:p>
          </table:table-cell>
          <table:table-cell table:style-name="Tabla2.D3" office:value-type="string">
            <text:p text:style-name="P23">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3:29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